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text-properties style:font-name="Times New Roman" fo:font-size="12pt" style:font-size-asian="12pt" style:font-size-complex="12pt"/>
    </style:style>
    <style:style style:name="P2" style:parent-style-name="Normal" style:family="paragraph">
      <style:paragraph-properties fo:text-align="justify" fo:line-height="150%"/>
      <style:text-properties style:font-name="Times New Roman" fo:font-size="12pt" style:font-size-asian="12pt" style:font-size-complex="12pt"/>
    </style:style>
    <style:style style:name="P3" style:parent-style-name="Normal" style:family="paragraph">
      <style:paragraph-properties fo:text-align="justify" fo:line-height="150%"/>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office:automatic-styles>
  <office:body>
    <office:text text:use-soft-page-breaks="true">
      <text:p text:style-name="P1"><text:s text:c="3"/></text:p>
      <text:p text:style-name="P2">Eseu despre educație</text:p>
      <text:p text:style-name="P3"><text:span text:style-name="T4"><text:s/>Educa</text:span><text:span text:style-name="T5">t</text:span><text:span text:style-name="T6">ia este rezultatul incontestabil al trei factori: mediul de evolutie a fiecarui individ, studii, vionta.Daca mediul de evolutie a individului este o constanta pentru copilarie</text:span><text:span text:style-name="T7"><text:s/>si adolescent studiile pot fi facultative.Vointa nu e un factor obligatoriu pana la constientizarea valorii pe care o ofera studiile, deasemenea vointa poate fi un factor genetic.Catracterul fiecarui individ se formeaza prin frecventarea uneori obositoare</text:span><text:span text:style-name="T8"><text:s/>a formelor de studii obligatorii care pot individului informatiile de baza .Studiile superioare ar trebui sa oferre in plus personei pe langa specializare si un univers mai mare de cultura asa cum ii arata si numele ,,universitate”.Procesul de invatare ar</text:span><text:span text:style-name="T9">e o puternica influenta asupra devenirii vitoare a individului.In perioada clasica a antichitatii cultura generala s-a dezvoltat pe fundamental filozofiei clasice grecesti.Gramatica, retorica, dialectica, discipline umaniste(Trivium) si aritmetica, geometr</text:span><text:span text:style-name="T10">ia, astronomia si muzica(Cvadriumiu) erau cumoscute ca cele 7 arte libere, ele insele partiale adevarului universal. Cultura generala desi diferita prin capacitatea de sintetizarea a fiecarui om a dus la deschidarea primelor scoli care propunea sa formeze<text:s/></text:span><text:span text:style-name="T11">viitori conducatori, accesul la aceste scoli avea in vedere anumite criterii de compententa, iar taxele erau ridicate astfel nu era posibila uniformizarea. In Imperiul Roman cei care puteau urma o forma de invatamant trebuiau sa studieze pe langa Trivium s</text:span><text:span text:style-name="T12">i Cvadrumiu si literature clasica greaceasca( operele lui Platon, Homer, Cicero, Aristotel) Scopul educatiei clasice era defapt formarea unei culture generale solide prin care se dezvolta disciplina <text:s/>mentala si caracterul individului. Stabilirea unor disci</text:span><text:span text:style-name="T13">pline de predare cu un curriculum clar pe o perioada extinsa a dus la formarea unor personalitati capabile sa conduca statele si imperiile lumii. In perioada Evului Mediu crescand autoritatea Bisericii Catolice si-a pus amprenta si asupra educatiei. Scolil</text:span><text:span text:style-name="T14">e gramatice aveau menirea de a-I invata oe elvi Latina pentru ca dupa absolvire sa poata studia in universitatiile care incepusera a se fonda si ca limba de predare intre studenti si profesori, cee ace a dus la dezvoltarea gandirii de tip umanist care reda</text:span><text:span text:style-name="T15">u omului demnitatea si forta psihica asociata cu cel de-al treilea factor enuntat in ipoteza, ,,vointa”. In perioda renasterii pe langa cele 7 discipline liberale, cultura generala era rodul studiului si artelor frumoase, bunelor maniere, scrima si calaria</text:span><text:span text:style-name="T16">. In aceasta perioada s-a dezvoltat conceptul de scola de cultura generala. Revenind la ipoteza observam ca accesul la educatie era permis individului cu un mediu socio-afectiv prosper ceea ce nu e departe de a afirma ca si individual zilelor noastre are n</text:span><text:span text:style-name="T17">evoie de un factor ereditar<text:s/></text:span><text:soft-page-break/><text:span text:style-name="T18">puternic pentru asumarea si dezvoltarea unei culturi generale solide. Epoca moderna si descoperirile stiintifice au adus la necesitatatea formarii unor specialisti capabili sa construiasca noile masinarii, sa lucreze cu ele si e</text:span><text:span text:style-name="T19">ventual sa le perfectioneze cee ace duce la apritia invatamantului tehnic si stiintific care nu a exclus baza solida de informatii pe care i-o ofera scoala, indivvidului. Afirmarea culturilor nationale devine un factor major in procesul de dezvoltare socia</text:span><text:span text:style-name="T20">l. Predarea in scoli incepe sa se dezvasoare in limbile nationale care inlocuiesc Latina. Fiecare individ este constient de apartenenta nationala, iar cultura generala nu mai este o forma universal impusa de cele 7 discipline clasice, tocmai discutate. Apa</text:span><text:span text:style-name="T21">r insa diferentele socile si economice intre state, ceea ce duce si la si la diferente majore intre universe cultural asumat de indivizii care procura etapele scolare. Invatamantul numai este asadar accesibil unui numar restrains de indivizi. Diversitatea<text:s/></text:span><text:span text:style-name="T22">disciplinelor universitare exprima evolutia stiintifica dar indeparteaza individual de conceptia clara si uniforma a cee ace inseamna cultura generala. La noi o prima imagine a scolii este zugravita de scriitorul Ion Creanga in amintirile sale in care desc</text:span><text:span text:style-name="T23">rie scoala din sat unde dascalul de la biserica ii invata sa scie sis a citeasca din ceaslavele bisericesti. E o imagine pe care astazi aproape sa nu o intelegem si ca de fapt e o imagine care arata efortul imens al scolii romanesti in a se alinia la nivel</text:span><text:span text:style-name="T24">ul scolilor europene. Imaginati-va ca abia in 1864 in invatamantul romanesc aveau acces si femeile si asta datorita unor oameni precum Cuza, Kogalniceanu care au avut viziunea progresului. Desi ne aflam la o diferenta de 200 de ani intre universitatile eur</text:span><text:span text:style-name="T25">opene si cele 2 academii domnesti existente la Iasi si Bucuresti, iar in Moldova de exemplu functionau doar 44 de scoli primare, scoala romaneasca a parcurs un drum plin de dificultati dar reusim surprinzator in jumatate de veac sa ne apropiem si chiar sa<text:s/></text:span><text:span text:style-name="T26">depasim marele decalaj de 200 ani. Suntem recunoscuti pentru excelenta in diverse domenii de activitate dar trebuie sa iertam grreselile impardonabile a politicii romanesti privind educatia individului. Mediul social de evolutie a copiilor din Romania are<text:s/></text:span><text:span text:style-name="T27">si el de suferit in urma greselilor politice. Cultura generala se distinge de educatia data copilului cultura generala trebuie sa fie urmarita de persoana in cauza de-a lungul intregii vieti dar educatia primita in mediul familial e un factor primordial pe</text:span><text:span text:style-name="T28">ntru ca individual sa-si dezvolte vointa, dea descoperii si a evolua. Nu putem supne ca sistemul scolar este singurul care poate oferii informatii. Temoeramental exista diferente de vointa intre peesoane, dar educatia poate fi elemental care o dezvolta. Da</text:span><text:span text:style-name="T29">ca perioada contemporana <text:s/>ofera informatii diverse <text:s/>individualui si <text:s/>nu reuseste sa cunoasca <text:s/>totul <text:s/>inseamna ca insusi universal nostrum a evoluat intr-un ritm halucinant. Scoala ne deschide astazi spre lume si viata. FIecare disciplina din toate cele pe<text:s/></text:span><text:span text:style-name="T30">care<text:s/></text:span><text:soft-page-break/><text:span text:style-name="T31">le studiem, unele din ele insipide pot fi un exercitiu pentru deschiderea mintii noastre spre experinte de cunoastere, Fizica ne convinge ca universul gigantic si rece este in acelasi timp desfasurarea neintrerupta a unui mesaj imens ascuns sub radiat</text:span><text:span text:style-name="T32">ia luminoasa de pretutindeni. Chimia patrunde in adancul materie pana la structurile atomice si nucleare si ne arata ca lumea este un adevarat atelier de creatie in care umanitatea construieste civilizatia. Biologia este cea mai frumoasa calatorie spre com</text:span><text:span text:style-name="T33">plexitatea organismelor vii. Stiintele umane au rolul de a ne obisnui sa facem loc in noi pentru gandurile, trairile si preocuparile altora intesivicand in in noi sentimentul ca prin nastere apartinem unei comunitati, unui neam, unei famili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vinia</meta:initial-creator>
    <dc:creator>Lavinia</dc:creator>
    <meta:creation-date>2022-09-01T17:50:00Z</meta:creation-date>
    <dc:date>2022-09-01T17:51:00Z</dc:date>
    <meta:template xlink:href="Normal" xlink:type="simple"/>
    <meta:editing-cycles>2</meta:editing-cycles>
    <meta:editing-duration>PT60S</meta:editing-duration>
    <meta:document-statistic meta:page-count="3" meta:paragraph-count="13" meta:word-count="984" meta:character-count="6581" meta:row-count="46" meta:non-whitespace-character-count="5610"/>
  </office:meta>
</office:document-meta>
</file>